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bd6" officeooo:paragraph-rsid="000e5f39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fdbd6" officeooo:paragraph-rsid="000e5f39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1c4d9" officeooo:paragraph-rsid="000e5f39"/>
    </style:style>
    <style:style style:name="P4" style:family="paragraph" style:parent-style-name="Standard" style:list-style-name="L1">
      <style:text-properties officeooo:rsid="0009138f" officeooo:paragraph-rsid="0009138f"/>
    </style:style>
    <style:style style:name="P5" style:family="paragraph" style:parent-style-name="Standard" style:list-style-name="L2">
      <style:text-properties officeooo:rsid="00099804" officeooo:paragraph-rsid="00099804"/>
    </style:style>
    <style:style style:name="P6" style:family="paragraph" style:parent-style-name="Standard" style:list-style-name="L3">
      <style:text-properties officeooo:rsid="0009e74a" officeooo:paragraph-rsid="0009e74a"/>
    </style:style>
    <style:style style:name="P7" style:family="paragraph" style:parent-style-name="Standard" style:list-style-name="L3">
      <style:text-properties officeooo:rsid="000bdb2b" officeooo:paragraph-rsid="000bdb2b"/>
    </style:style>
    <style:style style:name="P8" style:family="paragraph" style:parent-style-name="Standard" style:list-style-name="L1">
      <style:text-properties officeooo:rsid="000bdb2b" officeooo:paragraph-rsid="000bdb2b"/>
    </style:style>
    <style:style style:name="P9" style:family="paragraph" style:parent-style-name="Standard" style:list-style-name="L5">
      <style:text-properties officeooo:rsid="000bdb2b" officeooo:paragraph-rsid="000bdb2b"/>
    </style:style>
    <style:style style:name="P10" style:family="paragraph" style:parent-style-name="Standard" style:list-style-name="L4">
      <style:text-properties officeooo:paragraph-rsid="000bdb2b"/>
    </style:style>
    <style:style style:name="P11" style:family="paragraph" style:parent-style-name="Standard" style:list-style-name="L4">
      <style:text-properties fo:font-weight="normal" officeooo:rsid="001d78a2" officeooo:paragraph-rsid="000e5f39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0ef6c8" officeooo:paragraph-rsid="000ef6c8" style:font-weight-asian="normal" style:font-weight-complex="normal"/>
    </style:style>
    <style:style style:name="P13" style:family="paragraph" style:parent-style-name="Standard" style:list-style-name="L5">
      <style:text-properties officeooo:rsid="000c956f" officeooo:paragraph-rsid="000c956f"/>
    </style:style>
    <style:style style:name="P14" style:family="paragraph" style:parent-style-name="Standard" style:list-style-name="L5">
      <style:text-properties officeooo:rsid="000d133f" officeooo:paragraph-rsid="000d133f"/>
    </style:style>
    <style:style style:name="P15" style:family="paragraph" style:parent-style-name="Standard" style:list-style-name="L5">
      <style:text-properties officeooo:rsid="00104f3e" officeooo:paragraph-rsid="00104f3e"/>
    </style:style>
    <style:style style:name="T1" style:family="text">
      <style:text-properties officeooo:rsid="00099804"/>
    </style:style>
    <style:style style:name="T2" style:family="text">
      <style:text-properties officeooo:rsid="000bdb2b"/>
    </style:style>
    <style:style style:name="T3" style:family="text">
      <style:text-properties officeooo:rsid="000e5f39"/>
    </style:style>
    <style:style style:name="T4" style:family="text">
      <style:text-properties officeooo:rsid="000ef6c8"/>
    </style:style>
    <style:style style:name="T5" style:family="text">
      <style:text-properties officeooo:rsid="00122e1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SE Projekttreffen <text:span text:style-name="T3">13</text:span>.11.22</text:p>
      <text:p text:style-name="P3">Phase: Pflichtenheft</text:p>
      <text:p text:style-name="P1">Anwesend: alle</text:p>
      <text:p text:style-name="P3">Protokoll: Aaron</text:p>
      <text:p text:style-name="P1">Beginn: 1<text:span text:style-name="T3">4</text:span>:30</text:p>
      <text:p text:style-name="P1">Ende: 1<text:span text:style-name="T3">5</text:span>:<text:span text:style-name="T5">30</text:span></text:p>
      <text:list xml:id="list2824196704" text:style-name="L1">
        <text:list-header>
          <text:p text:style-name="P4"/>
        </text:list-header>
        <text:list-item>
          <text:p text:style-name="P4">Rückblick</text:p>
        </text:list-item>
      </text:list>
      <text:list xml:id="list476157359" text:style-name="L2">
        <text:list-item>
          <text:p text:style-name="P5">wir nutzen zur Benennung unseres Projekts im Allgemeines die technische Umschreibung „das Produkt“</text:p>
        </text:list-item>
      </text:list>
      <text:list xml:id="list153637262011614" text:continue-list="list2824196704" text:style-name="L1">
        <text:list-item>
          <text:p text:style-name="P4">nächste Schritte</text:p>
        </text:list-item>
      </text:list>
      <text:list xml:id="list1442706321" text:style-name="L3">
        <text:list-item>
          <text:p text:style-name="P6">Abgrenzungskriterien: Alle</text:p>
        </text:list-item>
        <text:list-item>
          <text:p text:style-name="P6">Aktivitätsdiagramme: <text:span text:style-name="T2">Luka</text:span></text:p>
        </text:list-item>
        <text:list-item>
          <text:p text:style-name="P6">UI-Designs: <text:span text:style-name="T2">Cian &amp; Aaron</text:span></text:p>
          <text:list>
            <text:list-item>
              <text:p text:style-name="P6">Deskopübersicht</text:p>
            </text:list-item>
            <text:list-item>
              <text:p text:style-name="P6">Menüs</text:p>
            </text:list-item>
          </text:list>
        </text:list-item>
        <text:list-item>
          <text:p text:style-name="P6">textuelle Beschreibung der Benutzeroberfläche: <text:span text:style-name="T2">David</text:span></text:p>
        </text:list-item>
        <text:list-item>
          <text:p text:style-name="P6">Testszenarien: <text:span text:style-name="T2">Florian, Aaron</text:span></text:p>
        </text:list-item>
        <text:list-item>
          <text:p text:style-name="P7">Latex schöner machen: Florian</text:p>
        </text:list-item>
        <text:list-item>
          <text:p text:style-name="P7">9.1 Hardware</text:p>
        </text:list-item>
      </text:list>
      <text:list xml:id="list153637210424390" text:continue-list="list153637262011614" text:style-name="L1">
        <text:list-item>
          <text:p text:style-name="P4">Was mit den Betreuern klären?</text:p>
        </text:list-item>
      </text:list>
      <text:list xml:id="list3680586785" text:style-name="L4">
        <text:list-item>
          <text:p text:style-name="P10"><text:span text:style-name="T1">Redundante Informationen im Pflichtenheft: </text:span><text:span text:style-name="T4">David</text:span></text:p>
        </text:list-item>
        <text:list-item>
          <text:p text:style-name="P11">Stand Pflichtenheft vorstellen: <text:span text:style-name="T4">Aaron</text:span></text:p>
        </text:list-item>
        <text:list-item>
          <text:p text:style-name="P11">GitLab ok? <text:span text:style-name="T4">Florian</text:span></text:p>
        </text:list-item>
        <text:list-item>
          <text:p text:style-name="P12">GitHub Copilot: Cian</text:p>
        </text:list-item>
      </text:list>
      <text:list xml:id="list153636222132696" text:continue-list="list153637210424390" text:style-name="L1">
        <text:list-item>
          <text:p text:style-name="P8">Nächstes Treffen Mittwoch in Präsenz</text:p>
        </text:list-item>
      </text:list>
      <text:list xml:id="list2181375101" text:style-name="L5">
        <text:list-item>
          <text:p text:style-name="P9">ab 17:30 Infobib Aaron reserviert 90min</text:p>
        </text:list-item>
        <text:list-item>
          <text:p text:style-name="P13">Framework festlegen</text:p>
        </text:list-item>
        <text:list-item>
          <text:p text:style-name="P13">Rest API definieren </text:p>
          <text:list>
            <text:list-item>
              <text:p text:style-name="P14">wir nutzen Springboot</text:p>
            </text:list-item>
          </text:list>
        </text:list-item>
        <text:list-item>
          <text:p text:style-name="P15">Namen festleg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4:34:20.745788808</meta:creation-date>
    <dc:date>2022-11-13T15:36:35.989555797</dc:date>
    <meta:editing-duration>PT30M45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1" meta:paragraph-count="29" meta:word-count="117" meta:character-count="770" meta:non-whitespace-character-count="704"/>
  </office:meta>
</office:document-meta>
</file>